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80" fo:border-right="none" fo:border-top="0.002cm solid #000080" fo:border-bottom="0.002cm solid #000080"/>
    </style:style>
    <style:style style:name="Table1.B1" style:family="table-cell">
      <style:table-cell-properties fo:padding="0.097cm" fo:border="0.002cm solid #000080"/>
    </style:style>
    <style:style style:name="Table1.A2" style:family="table-cell">
      <style:table-cell-properties style:vertical-align="middle" fo:padding="0.097cm" fo:border-left="0.002cm solid #ffffff" fo:border-right="none" fo:border-top="none" fo:border-bottom="0.002cm solid #ffffff"/>
    </style:style>
    <style:style style:name="Table1.B2" style:family="table-cell">
      <style:table-cell-properties style:vertical-align="middle" fo:padding="0.097cm" fo:border-left="0.002cm solid #ffffff" fo:border-right="0.002cm solid #ffffff" fo:border-top="none" fo:border-bottom="0.002cm solid #ffffff"/>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color="#800000" fo:font-size="13pt" style:text-underline-style="solid" style:text-underline-width="auto" style:text-underline-color="font-color" fo:font-weight="normal" style:font-size-asian="13pt" style:font-weight-asian="normal" style:font-size-complex="13pt" style:font-weight-complex="normal"/>
    </style:style>
    <style:style style:name="P3" style:family="paragraph" style:parent-style-name="Standard">
      <style:text-properties fo:color="#800000" fo:font-size="14pt" fo:font-weight="bold" style:font-size-asian="14pt" style:font-weight-asian="bold" style:font-size-complex="14pt" style:font-weight-complex="bold"/>
    </style:style>
    <style:style style:name="P4" style:family="paragraph" style:parent-style-name="Standard">
      <style:text-properties fo:color="#0047ff"/>
    </style:style>
    <style:style style:name="P5" style:family="paragraph" style:parent-style-name="Standard">
      <style:paragraph-properties fo:text-align="justify" style:justify-single-word="false"/>
    </style:style>
    <style:style style:name="P6" style:family="paragraph" style:parent-style-name="Standard">
      <style:text-properties style:text-underline-style="solid" style:text-underline-width="auto" style:text-underline-color="font-color"/>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Standard" style:list-style-name="L1">
      <style:text-properties fo:color="#0047ff"/>
    </style:style>
    <style:style style:name="P9" style:family="paragraph" style:parent-style-name="Standard" style:list-style-name="L2">
      <style:text-properties fo:color="#0047ff"/>
    </style:style>
    <style:style style:name="P10" style:family="paragraph" style:parent-style-name="Standard" style:list-style-name="L3">
      <style:text-properties fo:color="#0047ff"/>
    </style:style>
    <style:style style:name="P11" style:family="paragraph" style:parent-style-name="Standard" style:list-style-name="L4">
      <style:text-properties fo:color="#0047ff"/>
    </style:style>
    <style:style style:name="P12" style:family="paragraph" style:parent-style-name="Standard" style:list-style-name="L5">
      <style:text-properties fo:color="#0047ff"/>
    </style:style>
    <style:style style:name="P13" style:family="paragraph" style:parent-style-name="Standard" style:list-style-name="L6">
      <style:text-properties fo:color="#0047ff"/>
    </style:style>
    <style:style style:name="P14" style:family="paragraph" style:parent-style-name="Standard" style:list-style-name="L7">
      <style:text-properties fo:color="#0047ff"/>
    </style:style>
    <style:style style:name="P15" style:family="paragraph" style:parent-style-name="Standard" style:list-style-name="L8">
      <style:text-properties fo:color="#0047ff"/>
    </style:style>
    <style:style style:name="P16" style:family="paragraph" style:parent-style-name="Standard" style:list-style-name="L9">
      <style:text-properties fo:color="#0047ff"/>
    </style:style>
    <style:style style:name="P17" style:family="paragraph" style:parent-style-name="Standard" style:list-style-name="L10">
      <style:text-properties fo:color="#0047ff"/>
    </style:style>
    <style:style style:name="P18" style:family="paragraph" style:parent-style-name="Standard" style:list-style-name="L11">
      <style:text-properties fo:color="#0047ff"/>
    </style:style>
    <style:style style:name="P19" style:family="paragraph" style:parent-style-name="Standard" style:list-style-name="L12">
      <style:text-properties fo:color="#0047ff"/>
    </style:style>
    <style:style style:name="P20" style:family="paragraph" style:parent-style-name="Standard" style:list-style-name="L13">
      <style:text-properties fo:color="#0047ff"/>
    </style:style>
    <style:style style:name="P21" style:family="paragraph" style:parent-style-name="Standard" style:list-style-name="L14">
      <style:text-properties fo:color="#0047ff"/>
    </style:style>
    <style:style style:name="P22" style:family="paragraph" style:parent-style-name="Standard">
      <style:text-properties fo:color="#800000" fo:font-size="13pt" style:text-underline-style="solid" style:text-underline-width="auto" style:text-underline-color="font-color" fo:font-weight="normal"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fo:font-style="normal" style:font-style-asian="normal" style:font-style-complex="normal"/>
    </style:style>
    <style:style style:name="P24" style:family="paragraph" style:parent-style-name="Standard">
      <style:paragraph-properties fo:break-before="page"/>
      <style:text-properties fo:color="#800000" fo:font-size="14pt" fo:font-weight="bold" style:font-size-asian="14pt" style:font-weight-asian="bold" style:font-size-complex="14pt" style:font-weight-complex="bold"/>
    </style:style>
    <style:style style:name="T1" style:family="text">
      <style:text-properties fo:color="#800000" fo:font-size="13pt" fo:font-weight="normal" style:font-size-asian="13pt" style:font-weight-asian="normal" style:font-size-complex="13pt" style:font-weight-complex="normal"/>
    </style:style>
    <style:style style:name="T2" style:family="text">
      <style:text-properties fo:color="#800000"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D ME - JEU AWALE</text:p>
      <text:p text:style-name="P1"/>
      <text:p text:style-name="Quotations">Le jeu que nous avons codé est un "awalé", jeu de réflexion d'origine africaine.</text:p>
      <text:p text:style-name="P3">Fichiers du jeu</text:p>
      <text:p text:style-name="Standard"/>
      <text:p text:style-name="P2">Les constantes du jeu </text:p>
      <text:p text:style-name="Standard"/>
      <text:list xml:id="list2662893751912626789" text:style-name="L1">
        <text:list-item>
          <text:p text:style-name="P8">AwaleConstant.h</text:p>
        </text:list-item>
      </text:list>
      <text:p text:style-name="Standard">Déclare toutes les constantes du jeu telles que le joueur, la couleur du terminal, ...</text:p>
      <text:p text:style-name="Standard"/>
      <text:p text:style-name="P2">Les types du jeu </text:p>
      <text:p text:style-name="Standard"/>
      <text:list xml:id="list36306471" text:continue-numbering="true" text:style-name="L1">
        <text:list-item>
          <text:p text:style-name="P8">AwaleTypes.h</text:p>
        </text:list-item>
      </text:list>
      <text:p text:style-name="Standard">Déclare toutes les types du jeu.</text:p>
      <text:p text:style-name="Standard"/>
      <text:p text:style-name="P2">Le plateau de jeu </text:p>
      <text:p text:style-name="Standard"/>
      <text:list xml:id="list36290206" text:continue-numbering="true" text:style-name="L1">
        <text:list-item>
          <text:p text:style-name="P8">Plateau.h</text:p>
        </text:list-item>
      </text:list>
      <text:p text:style-name="Standard">Déclare les prototypes des fonctions de "Plateau.c"</text:p>
      <text:p text:style-name="Standard"/>
      <text:list xml:id="list9111756963212635046" text:style-name="L2">
        <text:list-item>
          <text:p text:style-name="P9">Plateau.c</text:p>
        </text:list-item>
      </text:list>
      <text:p text:style-name="Standard">Définit les fonctions propres au plateau de jeu (et aux graines) telles que affichage du plateau, récupère graines, ...</text:p>
      <text:p text:style-name="Standard"/>
      <text:p text:style-name="P2">Le déroulement du jeu </text:p>
      <text:p text:style-name="Standard"/>
      <text:list xml:id="list219917686686969625" text:style-name="L3">
        <text:list-item>
          <text:p text:style-name="P10">Awale.h</text:p>
        </text:list-item>
      </text:list>
      <text:p text:style-name="Standard">Déclare les prototypes des fonctions de "Awale.c"</text:p>
      <text:p text:style-name="Standard"/>
      <text:list xml:id="list8600967904960600370" text:style-name="L4">
        <text:list-item>
          <text:p text:style-name="P11">Awale.c</text:p>
        </text:list-item>
      </text:list>
      <text:p text:style-name="Standard">Définit les fonctions propres au déroulement d'une partie telles que demander l'emplacement où prendre les graines, les déplacer, ...</text:p>
      <text:p text:style-name="Standard"/>
      <text:p text:style-name="P2">Une partie de jeu </text:p>
      <text:p text:style-name="Standard"/>
      <text:list xml:id="list1915053319920576746" text:style-name="L5">
        <text:list-item>
          <text:p text:style-name="P12">AwalePartie.h</text:p>
        </text:list-item>
      </text:list>
      <text:p text:style-name="Standard">Déclare les prototypes des fonctions de "AwalePartie.c"</text:p>
      <text:p text:style-name="Standard"/>
      <text:list xml:id="list1246887445739298151" text:style-name="L6">
        <text:list-item>
          <text:p text:style-name="P13">AwalePartie.c</text:p>
        </text:list-item>
      </text:list>
      <text:p text:style-name="Standard">Définit les fonctions propres à la partie telles que charger une partie, lancer une nouvelle partie, ...</text:p>
      <text:p text:style-name="Standard"/>
      <text:p text:style-name="P2">Emplacement dans le plateau </text:p>
      <text:p text:style-name="Standard"/>
      <text:list xml:id="list1190099835669485592" text:style-name="L7">
        <text:list-item>
          <text:p text:style-name="P14">Emplacement.h</text:p>
        </text:list-item>
      </text:list>
      <text:p text:style-name="Standard">Déclare les prototypes des fonctions de "Emplacement.c"</text:p>
      <text:p text:style-name="Standard"/>
      <text:list xml:id="list3914415957220725865" text:style-name="L8">
        <text:list-item>
          <text:p text:style-name="P15">Emplacement.c</text:p>
        </text:list-item>
      </text:list>
      <text:p text:style-name="Standard"><text:soft-page-break/>Définit les fonctions propres à chaque emplacement telles que emplacement suivant, ou précedent</text:p>
      <text:p text:style-name="Standard"/>
      <text:p text:style-name="P2"/>
      <text:p text:style-name="P2">Le "BEAU" et l'utile </text:p>
      <text:p text:style-name="P4"/>
      <text:list xml:id="list4633427334234210613" text:style-name="L9">
        <text:list-item>
          <text:p text:style-name="P16">IOExtends.h</text:p>
        </text:list-item>
      </text:list>
      <text:p text:style-name="Standard">Déclare les prototypes des fonctions de "IOExtends.c"</text:p>
      <text:p text:style-name="P4"/>
      <text:list xml:id="list4643019084964203034" text:style-name="L10">
        <text:list-item>
          <text:p text:style-name="P17">IOExtends.c</text:p>
        </text:list-item>
      </text:list>
      <text:p text:style-name="Standard">Définit les fonctions propres à l'affichage d'un BEAU terminal et également les fonctions propres aux fichiers utilisés pour charger une partie préexistante</text:p>
      <text:p text:style-name="Standard"/>
      <text:p text:style-name="P2">Hall of Fame </text:p>
      <text:p text:style-name="Standard"/>
      <text:list xml:id="list1200589366233709196" text:style-name="L11">
        <text:list-item>
          <text:p text:style-name="P18">HallOfFame.h </text:p>
        </text:list-item>
      </text:list>
      <text:p text:style-name="Standard">Déclare les prototypes des fonctions de "HallOfFame.c"</text:p>
      <text:p text:style-name="Standard"/>
      <text:list xml:id="list8070341412907516337" text:style-name="L12">
        <text:list-item>
          <text:p text:style-name="P19">HallOfFame.c</text:p>
        </text:list-item>
      </text:list>
      <text:p text:style-name="Standard">Définit les fonctions relatives à notre Hall of Fame : l'afficher, enregistrer un nouveau score, ...</text:p>
      <text:p text:style-name="Standard"/>
      <text:p text:style-name="P2">Un main digne de ce nom </text:p>
      <text:p text:style-name="Standard"/>
      <text:list xml:id="list3966338954708136525" text:style-name="L13">
        <text:list-item>
          <text:p text:style-name="P20">main.h</text:p>
        </text:list-item>
      </text:list>
      <text:p text:style-name="Standard">Contient toutes les bibliothèques standard et UNIX utilisées.</text:p>
      <text:p text:style-name="Standard"/>
      <text:list xml:id="list3156352186179266210" text:style-name="L14">
        <text:list-item>
          <text:p text:style-name="P21">main.c</text:p>
        </text:list-item>
      </text:list>
      <text:p text:style-name="Standard">Fonction principale qui regroupe les appels aux fonctions du jeu pour son fonctionnement logique.</text:p>
      <text:p text:style-name="Standard"/>
      <text:p text:style-name="P24">Déroulement d’une partie</text:p>
      <text:p text:style-name="Standard"/>
      <text:p text:style-name="P2">Parallèle fait entre la vie réelle et sur ordinateur</text:p>
      <text:p text:style-name="P2"/>
      <text:p text:style-name="P5">Pour concevoir le jeu sur ordinateur nous avons fait quelques parties, histoire d’appréhender les futurs contraintes du jeu, savoir comment il se joue, etc.</text:p>
      <text:p text:style-name="P5"/>
      <text:p text:style-name="P5">Nous avons fait un parallèle entre ce que nous faisons pendant une partie et ce que l’on devrait faire comme instruction sur un ordinateur (pour chaque tour, donc chaque joueur):</text:p>
      <text:p text:style-name="P5"/>
      <text:p text:style-name="Standard"><text:tab/></text:p>
      <table:table table:name="Table1" table:style-name="Table1">
        <table:table-column table:style-name="Table1.A"/>
        <table:table-column table:style-name="Table1.B"/>
        <table:table-row>
          <table:table-cell table:style-name="Table1.A1" office:value-type="string">
            <text:p text:style-name="P7">VIE REELE</text:p>
          </table:table-cell>
          <table:table-cell table:style-name="Table1.B1" office:value-type="string">
            <text:p text:style-name="P7">ORDINATEUR</text:p>
          </table:table-cell>
        </table:table-row>
        <table:table-row>
          <table:table-cell table:style-name="Table1.A2" office:value-type="string">
            <text:p text:style-name="Table_20_Contents">Prendre connaissance du plateau du jeu et voir les graines et leur nombre</text:p>
          </table:table-cell>
          <table:table-cell table:style-name="Table1.B2" office:value-type="string">
            <text:p text:style-name="Table_20_Contents">Afficher le plateau et le nombre de graine</text:p>
          </table:table-cell>
        </table:table-row>
        <table:table-row>
          <table:table-cell table:style-name="Table1.A2" office:value-type="string">
            <text:p text:style-name="Table_20_Contents">(Penser aux coups possibles) | Choisir un emplacement</text:p>
          </table:table-cell>
          <table:table-cell table:style-name="Table1.B2" office:value-type="string">
            <text:p text:style-name="Table_20_Contents">(Seulement pour l’IA) | Demande de l’emplacement à jouer au joueur</text:p>
          </table:table-cell>
        </table:table-row>
        <table:table-row>
          <table:table-cell table:style-name="Table1.A2" office:value-type="string">
            <text:p text:style-name="Table_20_Contents">Prendre les graines et les disperser dans le sens anti-horaire</text:p>
          </table:table-cell>
          <table:table-cell table:style-name="Table1.B2" office:value-type="string">
            <text:p text:style-name="Table_20_Contents">Disperser les graines dans le sans anti-horaire</text:p>
          </table:table-cell>
        </table:table-row>
        <table:table-row>
          <table:table-cell table:style-name="Table1.A2" office:value-type="string">
            <text:p text:style-name="Table_20_Contents">On regarde si il y a 2 ou 3 graines dans la case finale. SI c’est la cas on les ramasses</text:p>
          </table:table-cell>
          <table:table-cell table:style-name="Table1.B2" office:value-type="string">
            <text:p text:style-name="Table_20_Contents">Vérifier si à l’emplacement final, le nombre de graine est égale à 2 ou à 3. SI c’est le cas</text:p>
          </table:table-cell>
        </table:table-row>
        <table:table-row>
          <table:table-cell table:style-name="Table1.A2" office:value-type="string">
            <text:p text:style-name="Table_20_Contents">Condition de victoire</text:p>
          </table:table-cell>
          <table:table-cell table:style-name="Table1.B2" office:value-type="string">
            <text:p text:style-name="Table_20_Contents">Si le joueur qui a jouer à plus de 24 graines alors il gagne</text:p>
          </table:table-cell>
        </table:table-row>
      </table:table>
      <text:p text:style-name="P2"/>
      <text:p text:style-name="P2">Visualisation des futurs fonctions</text:p>
      <text:p text:style-name="P2"/>
      <text:p text:style-name="Standard">A partir du parallèle «vie réelle – ordinateur» nous avons penser à créer ces fonctions :</text:p>
      <text:p text:style-name="Standard"><text:tab/></text:p>
      <text:p text:style-name="Standard">- Afficher plateau</text:p>
      <text:p text:style-name="Standard">- Demander graine au joueur</text:p>
      <text:p text:style-name="Standard">- Dispersion des graines</text:p>
      <text:p text:style-name="Standard">- Ramasser les graines → Vérifier si on peut ramasser</text:p>
      <text:p text:style-name="Standard"/>
      <text:p text:style-name="Standard">Elles représentent dans l’ensemble ce que devra faire notre programme pour fonctionner correctement (à condition de bien les écrire en elle-même)</text:p>
      <text:p text:style-name="P2"/>
      <text:p text:style-name="P2">1ère version (très nulle d’un point de vue conceptuel)</text:p>
      <text:p text:style-name="P2"/>
      <text:p text:style-name="P5">La première version après réflexion était de se balader avec 2 variables joueur et ‘case’ de type int et char… qui renseignait respectivement sur quel joueur vient de jouer et quelle case vient-il de jouer.</text:p>
      <text:p text:style-name="P5"/>
      <text:p text:style-name="P5">Cela fonctionnait, nous avions un jeu qui se jouait mais… cela pouvait être optimisé d’un point de vue conceptuel. Surtout comme en nombre d’argument...</text:p>
      <text:p text:style-name="Standard"/>
      <text:p text:style-name="P6"><text:span text:style-name="T1">2ème version un peu de fichier, remplis de fonction</text:span><text:span text:style-name="T1">s</text:span><text:span text:style-name="T1"> et de structure</text:span><text:span text:style-name="T1">s</text:span></text:p>
      <text:p text:style-name="P2"/>
      <text:p text:style-name="P5">La première chose sur laquelle nous somme tomber d’accord était de créer deux fichiers au minimum qui servirait l’un de range DEFINE i.e. là où toute les constantes du jeu seront conservées à l’abri pour utilisation future puis un fichier où sera concentrée les bibliothèques standard du C et <text:soft-page-break/>UNIX.</text:p>
      <text:p text:style-name="P5"/>
      <text:p text:style-name="P5">Ensuite nous nous sommes concertés et avons conclus qu’il faudrait créer une structure qui conserverait toute les informations relative à une partie en cours (ce qui deviendra plus tard connu comme la fameuse structure AwalePartie…).</text:p>
      <text:p text:style-name="P5"/>
      <text:p text:style-name="P5">Cependant nous devions mieux gérer les emplacements et les fonctions attachés. Ce que nous voulons dire par la c’est comment gérer le changement d’une case à l’autre de facon globale. Nous avons donc créer une structure Emplacement. Cette structure devait contenir l’emplacement dans un tableau à 2 dimensions qui nous servait de plateau de graine, soit x la colonne et y la ligne. A partir de là nous avons crée des fonctions lui étant relatives comme <text:span text:style-name="T3">emplacement_suivant() </text:span><text:span text:style-name="T4">et </text:span><text:span text:style-name="T3">emplacement_precedent() </text:span><text:span text:style-name="T4">qui permettent toutes les deux de se mouvoir dans le plateau et qui répond aux exigences du awale par rapport à la forme du plateau c’est à dire :</text:span></text:p>
      <text:p text:style-name="P23"/>
      <text:p text:style-name="P23"><text:tab/>- Si nous sommes sur la première ligne nous allons vers la gauche, sur la deuxième à droite.</text:p>
      <text:p text:style-name="P23"><text:tab/>- Si nous somme à l’extrémité gauche nous «descendons», à l’extrémité droite nous <text:tab/>«montons»</text:p>
      <text:p text:style-name="P23"/>
      <text:p text:style-name="P5"><text:span text:style-name="T4">À partir de la, certaines de nos fonction nécessitant les informations sur l’emplacement devait prendre en argument l’emplacement en tant que structure.</text:span></text:p>
      <text:p text:style-name="P23"/>
      <text:p text:style-name="P5"><text:span text:style-name="T2">Implémentation de l’IA et donc d’un concept «d’état de jeu» étendu au type de partie...</text:span></text:p>
      <text:p text:style-name="P23"/>
      <text:p text:style-name="P23">Pour l’implémentation de l’IA nous avons du créer un menu de sélection, a partir de celui-ci les informations de départ de la partie changer dont le type biensure.</text:p>
      <text:p text:style-name="P23"/>
      <text:p text:style-name="P5"><text:span text:style-name="T4">A partir du type de partie, certaine fonction devait réagir différemment par exemple : La fonction </text:span><text:span text:style-name="T3">demande_emplacement_au_joueur()</text:span><text:span text:style-name="T4"> devait faire réfléchir le joueur et entrée sa ‘case’ seulement si c‘était à lui de jouer sinon on faisait ‘reflechir’ l’IA :</text:span></text:p>
      <text:p text:style-name="P23"/>
      <text:p text:style-name="P23">- On trouve (si possible) l’emplacement qui lui permettera de recupèrer le maximum de graine</text:p>
      <text:p text:style-name="P23">- Sinon on renvoit un emplacement au hasard (à condition qu'elle ne soit pas vide!)</text:p>
      <text:p text:style-name="P23"/>
      <text:p text:style-name="P5"><text:span text:style-name="T4">Ce qui a été dur ce fut de trouver le meilleur emplacement. Pour cela on devait retracer à partir de toutes les cases non-vide le parcours des graines puis récupérer le nombre de graine. Pour cela :</text:span></text:p>
      <text:p text:style-name="P23"/>
      <text:p text:style-name="P23"><text:tab/>- On simule le deplacement des graines puis on recupère le dernier emplacement atteint</text:p>
      <text:p text:style-name="P23"><text:tab/>- On simule la prise de graine puis on recupere le nombre</text:p>
      <text:p text:style-name="P23"/>
      <text:p text:style-name="P5"><text:span text:style-name="T2">I</text:span><text:span text:style-name="T2">mplémentation d</text:span><text:span text:style-name="T2">u Hall Of Fame</text:span></text:p>
      <text:p text:style-name="P23"/>
      <text:p text:style-name="P5"><text:span text:style-name="T4">Le hall of fame a été implémenté de la facon suivante :</text:span></text:p>
      <text:p text:style-name="P23">- Un structure contenant deux tableaux, l’un couvrant les noms et l’autre les scores effectués</text:p>
      <text:p text:style-name="P23">- Des fonctions permettant d’ajouter un score, de mettre à jour le fichier à partir de la structure, d’afficher le HOF puis récupérer à partir d’un fichier</text:p>
      <text:p text:style-name="P5"/>
      <text:p text:style-name="P5"><text:span text:style-name="T2">I</text:span><text:span text:style-name="T2">mplémentation d</text:span><text:span text:style-name="T2">u concept partie enregistrée</text:span></text:p>
      <text:p text:style-name="P23"/>
      <text:p text:style-name="P23">Le joueur à la possibilité de pouvoir sauvegarder en pleine partie le jeu. On a fait très rapide pour cela : </text:p>
      <text:p text:style-name="P23">- On enregistre la structure en binaire dans un fichier</text:p>
      <text:p text:style-name="P23">- Pour la rejouer on lit le fichier sauvegarde puis on lit la structure que l’on copie dans une nouvelle <text:soft-page-break/>structure ‘partie’.</text:p>
      <text:p text:style-name="P5"><text:span text:style-name="T2">I</text:span><text:span text:style-name="T2">mplémentation d</text:span><text:span text:style-name="T2">u concept partie en réseau local</text:span></text:p>
      <text:p text:style-name="P23"/>
      <text:p text:style-name="P23">en trav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riondebien colline</meta:initial-creator>
    <meta:creation-date>2018-11-07T09:38:00</meta:creation-date>
    <dc:date>2018-11-13T16:10:30.52</dc:date>
    <meta:editing-duration>PT37M12S</meta:editing-duration>
    <meta:editing-cycles>21</meta:editing-cycles>
    <meta:generator>OpenOffice/4.1.3$Win32 OpenOffice.org_project/413m1$Build-9783</meta:generator>
    <meta:document-statistic meta:table-count="1" meta:image-count="0" meta:object-count="0" meta:page-count="5" meta:paragraph-count="97" meta:word-count="1157" meta:character-count="6956"/>
  </office:meta>
</office:document-meta>
</file>